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c97bc" officeooo:paragraph-rsid="001c97bc"/>
    </style:style>
    <style:style style:name="P2" style:family="paragraph" style:parent-style-name="Standard">
      <style:text-properties fo:font-weight="bold" officeooo:rsid="0041b180" officeooo:paragraph-rsid="0041b180" style:font-weight-asian="bold" style:font-weight-complex="bold"/>
    </style:style>
    <style:style style:name="P3" style:family="paragraph" style:parent-style-name="Standard">
      <style:text-properties fo:font-weight="bold" officeooo:rsid="0043d6c8" officeooo:paragraph-rsid="0043d6c8" style:font-weight-asian="bold" style:font-weight-complex="bold"/>
    </style:style>
    <style:style style:name="P4" style:family="paragraph" style:parent-style-name="Standard">
      <style:text-properties officeooo:rsid="0041b180" officeooo:paragraph-rsid="0041b180"/>
    </style:style>
    <style:style style:name="P5" style:family="paragraph" style:parent-style-name="Standard">
      <style:text-properties officeooo:rsid="003bcd1b" officeooo:paragraph-rsid="00386f02"/>
    </style:style>
    <style:style style:name="P6" style:family="paragraph" style:parent-style-name="Standard">
      <style:text-properties officeooo:rsid="0043acae" officeooo:paragraph-rsid="0043acae"/>
    </style:style>
    <style:style style:name="P7" style:family="paragraph" style:parent-style-name="Standard">
      <style:text-properties officeooo:rsid="001c97bc" officeooo:paragraph-rsid="001c97bc"/>
    </style:style>
    <style:style style:name="T1" style:family="text">
      <style:text-properties officeooo:rsid="0043acae"/>
    </style:style>
    <style:style style:name="T2" style:family="text">
      <style:text-properties officeooo:rsid="0043d6c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Alerts</text:p>
      <text:p text:style-name="P1"/>
      <text:p text:style-name="P1"/>
      <text:p text:style-name="P4">Alerts are quite tricky. Basically these are fatal messages that may be passed from Client to Server or from Server to Client, which describe what went wrong <text:span text:style-name="T2">to the other party</text:span>, <text:span text:style-name="T1">and then close the link</text:span>. Now the form an alert takes depends very much on when in the protocol it is sent. So the alert may be (a) in plaintext, (b) encrypted with handshake keys, or (c) encrypted with traffic keys. If the alert is encrypted, its record type is disguised by itself being part of the encrypted payload.</text:p>
      <text:p text:style-name="P4"/>
      <text:p text:style-name="P4">When an alert is sent, it will not be received until the receiving party <text:span text:style-name="T2">itself </text:span>stops sending, and starts listening. A common case <text:span text:style-name="T1">for sending an alert </text:span>is where that which has been received simply does not make sense - <text:s/><text:span text:style-name="T1">a decoding error</text:span>. Or if a p<text:span text:style-name="T1">r</text:span>otocol message arrives out of order. Another case would be in response to the reception of an invalid certificate chain.</text:p>
      <text:p text:style-name="P4"/>
      <text:p text:style-name="P4">Clearly an encrypted alert must be decrypted at the other end to be <text:span text:style-name="T1">understood</text:span>, which requires that the same keys are available at both ends for encryption and decryption.</text:p>
      <text:p text:style-name="P4"/>
      <text:p text:style-name="P4"/>
      <text:p text:style-name="P3">Example</text:p>
      <text:p text:style-name="P4"/>
      <text:p text:style-name="P4">Now take for example the case where a server receives a bad certificate chain from a<text:span text:style-name="T1">n authenticating</text:span> client. At the time the problem is identified, the server only has access to the Handshake keys. However the client having fired off its certificate chain followed by its client finished message, goes ahead and calculates the <text:span text:style-name="T1">T</text:span>raffic keys, and exits the protocol assuming that all has gone well. But the first record it receives from the server will be th<text:span text:style-name="T1">at</text:span> alert, <text:span text:style-name="T1">which has been waiting patiently for the client to start listening again</text:span>. <text:span text:style-name="T1">And the client will attempt to decrypt the alert using its Traffic keys. But the alert was encrypted with Handshake keys!</text:span></text:p>
      <text:p text:style-name="P4"/>
      <text:p text:style-name="P6">It is possible to work around this particular problem. The server must make a note that the client has failed to authenticate, but nonetheless go ahead and complete the protocol, itself calculating and switching to the traffic keys. Only then should the alert be encrypted and transmitted.</text:p>
      <text:p text:style-name="P6"/>
      <text:p text:style-name="P6">But some other scenarios cannot be fixed. For example if a bad record is received, the client and server may not be able to calculate the same keys, so the alert will decrypt as garbage.</text:p>
      <text:p text:style-name="P6"/>
      <text:p text:style-name="P6">In practise if a problem is detected at one end or the other, it may not be practical to issue an alert which has any hope of <text:span text:style-name="T2">being </text:span>understood by the other party. In these cases I think it makes sense to just drop the link without sending an alert.</text:p>
      <text:p text:style-name="P4"/>
      <text:p text:style-name="P4"/>
      <text:p text:style-name="P5"/>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E"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E"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2-02-10T14:47:43.533000000</meta:creation-date>
    <dc:date>2022-06-16T19:31:23.975000000</dc:date>
    <meta:editing-duration>P1DT4H9M35S</meta:editing-duration>
    <meta:editing-cycles>25</meta:editing-cycles>
    <meta:generator>LibreOffice/6.4.5.2$Windows_X86_64 LibreOffice_project/a726b36747cf2001e06b58ad5db1aa3a9a1872d6</meta:generator>
    <meta:document-statistic meta:table-count="0" meta:image-count="0" meta:object-count="0" meta:page-count="1" meta:paragraph-count="9" meta:word-count="431" meta:character-count="2432" meta:non-whitespace-character-count="2009"/>
  </office:meta>
</office:document-meta>
</file>